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6-02-09" calcext:value-type="date">
            <text:p>09/02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Mens. 01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60" calcext:value-type="float">
            <text:p>360,00</text:p>
          </table:table-cell>
          <table:table-cell table:style-name="ce29" office:value-type="date" office:date-value="2026-02-09" calcext:value-type="date">
            <text:p>09/02/2026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2-28" calcext:value-type="date">
            <text:p>28/02/2026</text:p>
          </table:table-cell>
          <table:table-cell table:style-name="ce34" office:value-type="string" calcext:value-type="string">
            <text:p>Mens. 02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9]-[.F9]" office:value-type="float" office:value="360" calcext:value-type="float">
            <text:p>36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9])" office:value-type="float" office:value="360" calcext:value-type="float">
            <text:p>36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9.97381930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3:09.975237523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9.9789481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3:10.286154456</dc:date>
    <dc:language>pt-PT</dc:language>
    <meta:editing-cycles>658</meta:editing-cycles>
    <meta:editing-duration>P3DT14H35M48S</meta:editing-duration>
    <meta:print-date>2022-12-01T16:36:33.088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